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29db" officeooo:paragraph-rsid="000729d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107c8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0bd2b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7c8c" officeooo:paragraph-rsid="00107c8c" style:font-weight-asian="normal" style:font-weight-complex="normal"/>
    </style:style>
    <style:style style:name="T1" style:family="text">
      <style:text-properties officeooo:rsid="000aad79"/>
    </style:style>
    <style:style style:name="T2" style:family="text">
      <style:text-properties officeooo:rsid="000f878f"/>
    </style:style>
    <style:style style:name="T3" style:family="text">
      <style:text-properties officeooo:rsid="00053e9f"/>
    </style:style>
    <style:style style:name="T4" style:family="text">
      <style:text-properties officeooo:rsid="000ca0cd"/>
    </style:style>
    <style:style style:name="T5" style:family="text">
      <style:text-properties officeooo:rsid="00107c8c"/>
    </style:style>
    <style:style style:name="T6" style:family="text">
      <style:text-properties officeooo:rsid="000d5679"/>
    </style:style>
    <style:style style:name="T7" style:family="text">
      <style:text-properties officeooo:rsid="001094ad"/>
    </style:style>
    <style:style style:name="T8" style:family="text">
      <style:text-properties officeooo:rsid="00130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</text:p>
      <text:p text:style-name="P2"/>
      <text:p text:style-name="P3">L’objectif ici est <text:span text:style-name="T1">d’utiliser </text:span><text:span text:style-name="T5">J</text:span><text:span text:style-name="T2">avascript</text:span><text:span text:style-name="T1"> afin de </text:span><text:span text:style-name="T5">créer un mini-système de navigation dans votre page web.</text:span></text:p>
      <text:p text:style-name="P3"><text:span text:style-name="T5">Vous utiliserez le menu principal pour passer d’une section à une autre, une </text:span><text:span text:style-name="T7">couleur jaune sera ajoutée</text:span><text:span text:style-name="T5"> à l’onglet courant.</text:span></text:p>
      <text:p text:style-name="P3"><text:span text:style-name="T5">C</text:span><text:span text:style-name="T2">ela va donner un coté très dynamique à la navigation rappelant la réactivité des applications mobile.</text:span></text:p>
      <text:p text:style-name="P4"/>
      <text:p text:style-name="P5">Pré-requis :</text:p>
      <text:p text:style-name="P5"><text:tab/>- Maitrise des fondamentaux du langage Javascript</text:p>
      <text:p text:style-name="P5"/>
      <text:p text:style-name="P5">Vous utiliserez <text:span text:style-name="T8">(voir doc mdn)</text:span> :</text:p>
      <text:p text:style-name="P5"><text:tab/>- <text:span text:style-name="T6">querySelector, </text:span>querySelectorAll</text:p>
      <text:p text:style-name="P5"><text:tab/>- addEventListener</text:p>
      <text:p text:style-name="P5"><text:tab/>- cloneNode</text:p>
      <text:p text:style-name="P5"><text:tab/>- classList.add, classList.remove<text:line-break/><text:tab/>- <text:span text:style-name="T7">innerHTML<text:line-break/><text:tab/>- appendChild<text:line-break/></text:span></text:p>
      <text:p text:style-name="P5">Étapes :</text:p>
      <text:p text:style-name="P5"><text:tab/>- <text:span text:style-name="T7">Recuperer un bouton du menu principal dans une variable<text:line-break/><text:tab/>- Ajouter un écouteurs sur l’évènement clique du bouton<text:line-break/><text:tab/>- Ajouter un morceau de HTML dans votre page (identifiable via un id)<text:line-break/><text:tab/>- Au clique du bouton, </text:span><text:span text:style-name="T8">insérer</text:span><text:span text:style-name="T7"> le morceau dans l’endroit le plus approprié, activer le bouton.<text:line-break/><text:tab/>- Faire pareil pour tous les autres boutons, </text:span><text:span text:style-name="T8">un contenu différent sera inséré à chaque fois.</text:span></text:p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M26S</meta:editing-duration>
    <meta:editing-cycles>10</meta:editing-cycles>
    <meta:generator>LibreOffice/7.3.0.3$Windows_X86_64 LibreOffice_project/0f246aa12d0eee4a0f7adcefbf7c878fc2238db3</meta:generator>
    <dc:date>2022-02-16T10:56:57.738000000</dc:date>
    <meta:document-statistic meta:table-count="0" meta:image-count="0" meta:object-count="0" meta:page-count="1" meta:paragraph-count="14" meta:word-count="148" meta:character-count="945" meta:non-whitespace-character-count="796"/>
  </office:meta>
</office:document-meta>
</file>